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Total HP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B4] * [.D4]" office:value-type="float" office:value="1.6" calcext:value-type="float">
            <text:p>1,6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B5] * [.D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B6] * [.D6]" office:value-type="float" office:value="7.5" calcext:value-type="float">
            <text:p>7,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B7] * [.D7]" office:value-type="float" office:value="4" calcext:value-type="float">
            <text:p>4</text:p>
          </table:table-cell>
          <table:table-cell table:formula="of:=SUM([.H4:.H7])" office:value-type="float" office:value="17.1" calcext:value-type="float">
            <text:p>17,1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B9] * [.D9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B10] * [.D10]" office:value-type="float" office:value="2.2" calcext:value-type="float">
            <text:p>2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B11] * [.D11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B12] * [.D1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B13] * [.D13]" office:value-type="float" office:value="3.5" calcext:value-type="float">
            <text:p>3,5</text:p>
          </table:table-cell>
          <table:table-cell table:formula="of:=SUM([.H9:.H13])"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B15] * [.D15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B16] * [.D16]" office:value-type="float" office:value="3.3" calcext:value-type="float">
            <text:p>3,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B17] * [.D17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B18] * [.D18]" office:value-type="float" office:value="6" calcext:value-type="float">
            <text:p>6</text:p>
          </table:table-cell>
          <table:table-cell table:formula="of:=SUM([.H15:.H18])" office:value-type="float" office:value="16.7" calcext:value-type="float">
            <text:p>16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cient 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B20] * [.D2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B21] * [.D21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B22] * [.D22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B23] * [.D23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B24] * [.D24]" office:value-type="float" office:value="4.5" calcext:value-type="float">
            <text:p>4,5</text:p>
          </table:table-cell>
          <table:table-cell table:formula="of:=SUM([.H20:.H24])" office:value-type="float" office:value="18.9" calcext:value-type="float">
            <text:p>18,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 IF([.$E26] &lt;&gt; 0; [.$B26] * [.$C26] * [.$D26] / [.$E26]; 0)" office:value-type="float" office:value="1.66666666666667" calcext:value-type="float">
            <text:p>1,67</text:p>
          </table:table-cell>
          <table:table-cell table:formula="of:=[.B26] * [.D26]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B27] * [.D27]" office:value-type="float" office:value="6" calcext:value-type="float">
            <text:p>6</text:p>
          </table:table-cell>
          <table:table-cell table:formula="of:=SUM([.H26:.H27])"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B29] * [.D29]" office:value-type="float" office:value="4.8" calcext:value-type="float">
            <text:p>4,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B30] * [.D30]"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B31] * [.D3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B32] * [.D32]" office:value-type="float" office:value="10" calcext:value-type="float">
            <text:p>10</text:p>
          </table:table-cell>
          <table:table-cell table:formula="of:=SUM([.H29:.H32])"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B34] * [.D34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B35] * [.D35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B36] * [.D36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B37] * [.D37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B38] * [.D38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B39] * [.D3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B40] * [.D40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B41] * [.D4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B42] * [.D42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B43] * [.D43]" office:value-type="float" office:value="6" calcext:value-type="float">
            <text:p>6</text:p>
          </table:table-cell>
          <table:table-cell table:formula="of:=SUM([.H34:.H43])" office:value-type="float" office:value="32" calcext:value-type="float">
            <text:p>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45] &lt;&gt; 0; [.$B45] * [.$C45] * [.$D45] / [.$E45]; 0)" office:value-type="float" office:value="1.69" calcext:value-type="float">
            <text:p>1,69</text:p>
          </table:table-cell>
          <table:table-cell table:formula="of:=[.B45] * [.D45]" office:value-type="float" office:value="3.9" calcext:value-type="float">
            <text:p>3,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6] &lt;&gt; 0; [.$B46] * [.$C46] * [.$D46] / [.$E46]; 0)" office:value-type="float" office:value="1.93142857142857" calcext:value-type="float">
            <text:p>1,93</text:p>
          </table:table-cell>
          <table:table-cell table:formula="of:=[.B46] * [.D46]" office:value-type="float" office:value="5.2" calcext:value-type="float">
            <text:p>5,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 IF([.$E47] &lt;&gt; 0; [.$B47] * [.$C47] * [.$D47] / [.$E47]; 0)" office:value-type="float" office:value="2.19074074074074" calcext:value-type="float">
            <text:p>2,19</text:p>
          </table:table-cell>
          <table:table-cell table:formula="of:=[.B47] * [.D47]" office:value-type="float" office:value="9.1" calcext:value-type="float">
            <text:p>9,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48] &lt;&gt; 0; [.$B48] * [.$C48] * [.$D48] / [.$E48]; 0)" office:value-type="float" office:value="2.4" calcext:value-type="float">
            <text:p>2,4</text:p>
          </table:table-cell>
          <table:table-cell table:formula="of:=[.B48] * [.D48]" office:value-type="float" office:value="10" calcext:value-type="float">
            <text:p>10</text:p>
          </table:table-cell>
          <table:table-cell table:formula="of:=SUM([.H45:.H48])" office:value-type="float" office:value="28.2" calcext:value-type="float">
            <text:p>28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 IF([.$E50] &lt;&gt; 0; [.$B50] * [.$C50] * [.$D50] / [.$E50]; 0)" office:value-type="float" office:value="2.16071428571429" calcext:value-type="float">
            <text:p>2,16</text:p>
          </table:table-cell>
          <table:table-cell table:formula="of:=[.B50] * [.D50]" office:value-type="float" office:value="27.5" calcext:value-type="float">
            <text:p>27,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Void</text:p>
          </table:table-cell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2] &lt;&gt; 0; [.$B52] * [.$C52] * [.$D52] / [.$E52]; 0)" office:value-type="float" office:value="1.95" calcext:value-type="float">
            <text:p>1,95</text:p>
          </table:table-cell>
          <table:table-cell table:formula="of:=[.B52] * [.D52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3] &lt;&gt; 0; [.$B53] * [.$C53] * [.$D53] / [.$E53]; 0)" office:value-type="float" office:value="1.95" calcext:value-type="float">
            <text:p>1,95</text:p>
          </table:table-cell>
          <table:table-cell table:formula="of:=[.B53] * [.D53]"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/>
          <table:table-cell table:formula="of:= IF([.$E54] &lt;&gt; 0; [.$B54] * [.$C54] * [.$D54] / [.$E54]; 0)" office:value-type="float" office:value="2.11627906976744" calcext:value-type="float">
            <text:p>2,12</text:p>
          </table:table-cell>
          <table:table-cell table:formula="of:=[.B54] * [.D54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5] &lt;&gt; 0; [.$B55] * [.$C55] * [.$D55] / [.$E55]; 0)" office:value-type="float" office:value="2.22857142857143" calcext:value-type="float">
            <text:p>2,23</text:p>
          </table:table-cell>
          <table:table-cell table:formula="of:=[.B55] * [.D5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56] &lt;&gt; 0; [.$B56] * [.$C56] * [.$D56] / [.$E56]; 0)" office:value-type="float" office:value="2.34" calcext:value-type="float">
            <text:p>2,34</text:p>
          </table:table-cell>
          <table:table-cell table:formula="of:=[.B56] * [.D56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57] &lt;&gt; 0; [.$B57] * [.$C57] * [.$D57] / [.$E57]; 0)" office:value-type="float" office:value="2.57142857142857" calcext:value-type="float">
            <text:p>2,57</text:p>
          </table:table-cell>
          <table:table-cell table:formula="of:=[.B57] * [.D57]" office:value-type="float" office:value="6" calcext:value-type="float">
            <text:p>6</text:p>
          </table:table-cell>
          <table:table-cell table:formula="of:=SUM([.H52:.H57])" office:value-type="float" office:value="38.5" calcext:value-type="float">
            <text:p>38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9] &lt;&gt; 0; [.$B59] * [.$C59] * [.$D59] / [.$E59]; 0)" office:value-type="float" office:value="3.4" calcext:value-type="float">
            <text:p>3,4</text:p>
          </table:table-cell>
          <table:table-cell table:formula="of:=[.B59] * [.D5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60] &lt;&gt; 0; [.$B60] * [.$C60] * [.$D60] / [.$E60]; 0)" office:value-type="float" office:value="3.91" calcext:value-type="float">
            <text:p>3,91</text:p>
          </table:table-cell>
          <table:table-cell table:formula="of:=[.B60] * [.D60]" office:value-type="float" office:value="9.2" calcext:value-type="float">
            <text:p>9,2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61] &lt;&gt; 0; [.$B61] * [.$C61] * [.$D61] / [.$E61]; 0)" office:value-type="float" office:value="4.25" calcext:value-type="float">
            <text:p>4,25</text:p>
          </table:table-cell>
          <table:table-cell table:formula="of:=[.B61] * [.D6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62] &lt;&gt; 0; [.$B62] * [.$C62] * [.$D62] / [.$E62]; 0)" office:value-type="float" office:value="4.72222222222222" calcext:value-type="float">
            <text:p>4,72</text:p>
          </table:table-cell>
          <table:table-cell table:formula="of:=[.B62] * [.D62]" office:value-type="float" office:value="12.5" calcext:value-type="float">
            <text:p>12,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3] &lt;&gt; 0; [.$B63] * [.$C63] * [.$D63] / [.$E63]; 0)" office:value-type="float" office:value="5" calcext:value-type="float">
            <text:p>5</text:p>
          </table:table-cell>
          <table:table-cell table:formula="of:=[.B63] * [.D63]" office:value-type="float" office:value="13" calcext:value-type="float">
            <text:p>13</text:p>
          </table:table-cell>
          <table:table-cell table:formula="of:=SUM([.H59:.H63])" office:value-type="float" office:value="45.7" calcext:value-type="float">
            <text:p>45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65] &lt;&gt; 0; [.$B65] * [.$C65] * [.$D65] / [.$E65]; 0)" office:value-type="float" office:value="3.27272727272727" calcext:value-type="float">
            <text:p>3,27</text:p>
          </table:table-cell>
          <table:table-cell table:formula="of:=[.B65] * [.D6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66] &lt;&gt; 0; [.$B66] * [.$C66] * [.$D66] / [.$E66]; 0)" office:value-type="float" office:value="3.5" calcext:value-type="float">
            <text:p>3,5</text:p>
          </table:table-cell>
          <table:table-cell table:formula="of:=[.B66] * [.D66]" office:value-type="float" office:value="3.5" calcext:value-type="float">
            <text:p>3,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 IF([.$E67] &lt;&gt; 0; [.$B67] * [.$C67] * [.$D67] / [.$E67]; 0)" office:value-type="float" office:value="0" calcext:value-type="float">
            <text:p>0</text:p>
          </table:table-cell>
          <table:table-cell table:formula="of:=[.B67] * [.D67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68] &lt;&gt; 0; [.$B68] * [.$C68] * [.$D68] / [.$E68]; 0)" office:value-type="float" office:value="3.77777777777778" calcext:value-type="float">
            <text:p>3,78</text:p>
          </table:table-cell>
          <table:table-cell table:formula="of:=[.B68] * [.D68]" office:value-type="float" office:value="6.8" calcext:value-type="float">
            <text:p>6,8</text:p>
          </table:table-cell>
          <table:table-cell/>
        </table:table-row>
        <table:table-row table:style-name="ro1">
          <table:table-cell/>
          <table:table-cell table:number-columns-repeated="2" table:style-name="ce12"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 IF([.$E69] &lt;&gt; 0; [.$B69] * [.$C69] * [.$D69] / [.$E69]; 0)" office:value-type="float" office:value="4" calcext:value-type="float">
            <text:p>4</text:p>
          </table:table-cell>
          <table:table-cell table:formula="of:=[.B69] * [.D69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/>
          <table:table-cell table:formula="of:= IF([.$E70] &lt;&gt; 0; [.$B70] * [.$C70] * [.$D70] / [.$E70]; 0)" office:value-type="float" office:value="4.3125" calcext:value-type="float">
            <text:p>4,31</text:p>
          </table:table-cell>
          <table:table-cell table:formula="of:=[.B70] * [.D70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 IF([.$E71] &lt;&gt; 0; [.$B71] * [.$C71] * [.$D71] / [.$E71]; 0)" office:value-type="float" office:value="4.54545454545455" calcext:value-type="float">
            <text:p>4,55</text:p>
          </table:table-cell>
          <table:table-cell table:formula="of:=[.B71] * [.D71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2" office:value-type="float" office:value="3.5" calcext:value-type="float">
            <text:p>3,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72] &lt;&gt; 0; [.$B72] * [.$C72] * [.$D72] / [.$E72]; 0)" office:value-type="float" office:value="4.77272727272727" calcext:value-type="float">
            <text:p>4,77</text:p>
          </table:table-cell>
          <table:table-cell table:formula="of:=[.B72] * [.D7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73] &lt;&gt; 0; [.$B73] * [.$C73] * [.$D73] / [.$E73]; 0)" office:value-type="float" office:value="5" calcext:value-type="float">
            <text:p>5</text:p>
          </table:table-cell>
          <table:table-cell table:formula="of:=[.B73] * [.D73]" office:value-type="float" office:value="10" calcext:value-type="float">
            <text:p>10</text:p>
          </table:table-cell>
          <table:table-cell table:formula="of:=SUM([.H65:.H73])" office:value-type="float" office:value="52.7" calcext:value-type="float">
            <text:p>52,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5] &lt;&gt; 0; [.$B75] * [.$C75] * [.$D75] / [.$E75]; 0)" office:value-type="float" office:value="3.4" calcext:value-type="float">
            <text:p>3,4</text:p>
          </table:table-cell>
          <table:table-cell table:formula="of:=[.B75] * [.D7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2.3" calcext:value-type="float">
            <text:p>2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6] &lt;&gt; 0; [.$B76] * [.$C76] * [.$D76] / [.$E76]; 0)" office:value-type="float" office:value="3.91" calcext:value-type="float">
            <text:p>3,91</text:p>
          </table:table-cell>
          <table:table-cell table:formula="of:=[.B76] * [.D76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77] &lt;&gt; 0; [.$B77] * [.$C77] * [.$D77] / [.$E77]; 0)" office:value-type="float" office:value="4.26545454545455" calcext:value-type="float">
            <text:p>4,27</text:p>
          </table:table-cell>
          <table:table-cell table:formula="of:=[.B77] * [.D77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78] &lt;&gt; 0; [.$B78] * [.$C78] * [.$D78] / [.$E78]; 0)" office:value-type="float" office:value="4.51153846153846" calcext:value-type="float">
            <text:p>4,51</text:p>
          </table:table-cell>
          <table:table-cell table:formula="of:=[.B78] * [.D78]" office:value-type="float" office:value="6.9" calcext:value-type="float">
            <text:p>6,9</text:p>
          </table:table-cell>
          <table:table-cell/>
        </table:table-row>
        <table:table-row table:style-name="ro1">
          <table:table-cell/>
          <table:table-cell table:style-name="ce12" office:value-type="float" office:value="3.2" calcext:value-type="float">
            <text:p>3,2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79] &lt;&gt; 0; [.$B79] * [.$C79] * [.$D79] / [.$E79]; 0)" office:value-type="float" office:value="4.8" calcext:value-type="float">
            <text:p>4,8</text:p>
          </table:table-cell>
          <table:table-cell table:formula="of:=[.B79] * [.D79]" office:value-type="float" office:value="9.6" calcext:value-type="float">
            <text:p>9,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80] &lt;&gt; 0; [.$B80] * [.$C80] * [.$D80] / [.$E80]; 0)" office:value-type="float" office:value="5" calcext:value-type="float">
            <text:p>5</text:p>
          </table:table-cell>
          <table:table-cell table:formula="of:=[.B80] * [.D80]" office:value-type="float" office:value="13" calcext:value-type="float">
            <text:p>13</text:p>
          </table:table-cell>
          <table:table-cell table:formula="of:=SUM([.H75:.H80])" office:value-type="float" office:value="47.5" calcext:value-type="float">
            <text:p>47,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nished Pyrami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82] &lt;&gt; 0; [.$B82] * [.$C82] * [.$D82] / [.$E82]; 0)" office:value-type="float" office:value="3.33333333333333" calcext:value-type="float">
            <text:p>3,33</text:p>
          </table:table-cell>
          <table:table-cell table:formula="of:=[.B82] * [.D8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 IF([.$E83] &lt;&gt; 0; [.$B83] * [.$C83] * [.$D83] / [.$E83]; 0)" office:value-type="float" office:value="3.75" calcext:value-type="float">
            <text:p>3,75</text:p>
          </table:table-cell>
          <table:table-cell table:formula="of:=[.B83] * [.D83]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84] &lt;&gt; 0; [.$B84] * [.$C84] * [.$D84] / [.$E84]; 0)" office:value-type="float" office:value="4.09090909090909" calcext:value-type="float">
            <text:p>4,09</text:p>
          </table:table-cell>
          <table:table-cell table:formula="of:=[.B84] * [.D84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5] &lt;&gt; 0; [.$B85] * [.$C85] * [.$D85] / [.$E85]; 0)" office:value-type="float" office:value="4.5" calcext:value-type="float">
            <text:p>4,5</text:p>
          </table:table-cell>
          <table:table-cell table:formula="of:=[.B85] * [.D85]"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,55</text:p>
          </table:table-cell>
          <table:table-cell/>
          <table:table-cell table:formula="of:= IF([.$E86] &lt;&gt; 0; [.$B86] * [.$C86] * [.$D86] / [.$E86]; 0)" office:value-type="float" office:value="4.83870967741936" calcext:value-type="float">
            <text:p>4,84</text:p>
          </table:table-cell>
          <table:table-cell table:formula="of:=[.B86] * [.D86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7] &lt;&gt; 0; [.$B87] * [.$C87] * [.$D87] / [.$E87]; 0)" office:value-type="float" office:value="5" calcext:value-type="float">
            <text:p>5</text:p>
          </table:table-cell>
          <table:table-cell table:formula="of:=[.B87] * [.D87]" office:value-type="float" office:value="10" calcext:value-type="float">
            <text:p>10</text:p>
          </table:table-cell>
          <table:table-cell table:formula="of:=SUM([.H82:.H87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lace of Ages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89] &lt;&gt; 0; [.$B89] * [.$C89] * [.$D89] / [.$E89]; 0)" office:value-type="float" office:value="3.27272727272727" calcext:value-type="float">
            <text:p>3,27</text:p>
          </table:table-cell>
          <table:table-cell table:formula="of:=[.B89] * [.D89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 IF([.$E90] &lt;&gt; 0; [.$B90] * [.$C90] * [.$D90] / [.$E90]; 0)" office:value-type="float" office:value="3.71739130434783" calcext:value-type="float">
            <text:p>3,72</text:p>
          </table:table-cell>
          <table:table-cell table:formula="of:=[.B90] * [.D90]" office:value-type="float" office:value="5.7" calcext:value-type="float">
            <text:p>5,7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1] &lt;&gt; 0; [.$B91] * [.$C91] * [.$D91] / [.$E91]; 0)" office:value-type="float" office:value="4.3125" calcext:value-type="float">
            <text:p>4,31</text:p>
          </table:table-cell>
          <table:table-cell table:formula="of:=[.B91] * [.D91]" office:value-type="float" office:value="11.5" calcext:value-type="float">
            <text:p>11,5</text:p>
          </table:table-cell>
          <table:table-cell/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 IF([.$E92] &lt;&gt; 0; [.$B92] * [.$C92] * [.$D92] / [.$E92]; 0)" office:value-type="float" office:value="4.8" calcext:value-type="float">
            <text:p>4,8</text:p>
          </table:table-cell>
          <table:table-cell table:formula="of:=[.B92] * [.D92]" office:value-type="float" office:value="22.4" calcext:value-type="float">
            <text:p>22,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93] &lt;&gt; 0; [.$B93] * [.$C93] * [.$D93] / [.$E93]; 0)" office:value-type="float" office:value="5" calcext:value-type="float">
            <text:p>5</text:p>
          </table:table-cell>
          <table:table-cell table:formula="of:=[.B93] * [.D93]" office:value-type="float" office:value="10" calcext:value-type="float">
            <text:p>10</text:p>
          </table:table-cell>
          <table:table-cell table:formula="of:=SUM([.H89:.H93])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 IF([.$E95] &lt;&gt; 0; [.$B95] * [.$C95] * [.$D95] / [.$E95]; 0)" office:value-type="float" office:value="0" calcext:value-type="float">
            <text:p>0</text:p>
          </table:table-cell>
          <table:table-cell table:formula="of:=[.E95] / [.C95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8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4.69295701818686" calcext:value-type="float">
            <text:p>4,693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5.22163347633349" calcext:value-type="float">
            <text:p>5,222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5.7561164602954" calcext:value-type="float">
            <text:p>5,756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6.29597697652441" calcext:value-type="float">
            <text:p>6,296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6.84084856451134" calcext:value-type="float">
            <text:p>6,841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7.39041432593496" calcext:value-type="float">
            <text:p>7,39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7.94439733763984" calcext:value-type="float">
            <text:p>7,944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8.5025534073759" calcext:value-type="float">
            <text:p>8,503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9.06466549449725" calcext:value-type="float">
            <text:p>9,065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9.63053934100057" calcext:value-type="float">
            <text:p>9,631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10.2" calcext:value-type="float">
            <text:p>10,2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10.7728890413424" calcext:value-type="float">
            <text:p>10,773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11.3490622761295" calcext:value-type="float">
            <text:p>11,349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11.9283878844455" calcext:value-type="float">
            <text:p>11,928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12.5107448603262" calcext:value-type="float">
            <text:p>12,511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13.0960217091695" calcext:value-type="float">
            <text:p>13,096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13.684115348101" calcext:value-type="float">
            <text:p>13,684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14.2749301710467" calcext:value-type="float">
            <text:p>14,275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14.8683772486316" calcext:value-type="float">
            <text:p>14,868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15.4643736393196" calcext:value-type="float">
            <text:p>15,464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16.0628417930111" calcext:value-type="float">
            <text:p>16,063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16.6637090320105" calcext:value-type="float">
            <text:p>16,664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17.2669070971448" calcext:value-type="float">
            <text:p>17,267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17.8723717490684" calcext:value-type="float">
            <text:p>17,872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18.4800424165702" calcext:value-type="float">
            <text:p>18,48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19.0898618851179" calcext:value-type="float">
            <text:p>19,09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19.7017760200143" calcext:value-type="float">
            <text:p>19,702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20.3157335194633" calcext:value-type="float">
            <text:p>20,316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20.9316856935881" calcext:value-type="float">
            <text:p>20,932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21.5495862660648" calcext:value-type="float">
            <text:p>21,55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22.1693911955316" calcext:value-type="float">
            <text:p>22,169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22.7910585143582" calcext:value-type="float">
            <text:p>22,791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23.4145481827035" calcext:value-type="float">
            <text:p>23,415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24.039821956081" calcext:value-type="float">
            <text:p>24,04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24.6668432648985" calcext:value-type="float">
            <text:p>24,667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25.2955771046376" calcext:value-type="float">
            <text:p>25,296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25.9259899355207" calcext:value-type="float">
            <text:p>25,926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26.5580495906547" calcext:value-type="float">
            <text:p>26,558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27.1917251917703" calcext:value-type="float">
            <text:p>27,192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27.8269870717849" calcext:value-type="float">
            <text:p>27,827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28.4638067035053" calcext:value-type="float">
            <text:p>28,464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mple Sword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2] / [.D52]" office:value-type="float" office:value="4" calcext:value-type="float">
            <text:p>4</text:p>
          </table:table-cell>
          <table:table-cell table:formula="of:= [.C52] / [.D52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3] / [.D53]" office:value-type="float" office:value="4.13793103448276" calcext:value-type="float">
            <text:p>4,13793103448276</text:p>
          </table:table-cell>
          <table:table-cell table:formula="of:= [.C53] / [.D53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/>
          <table:table-cell office:value-type="string" calcext:value-type="string">
            <text:p>1H: 7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Bastard Sword</text:p>
          </table:table-cell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8.66666666666667" calcext:value-type="float">
            <text:p>8,66666666666667</text:p>
          </table:table-cell>
          <table:table-cell table:formula="of:= [.C58] / [.D58]^[.G$50]" office:value-type="float" office:value="8.25507725897506" calcext:value-type="float">
            <text:p>8,25507725897506</text:p>
          </table:table-cell>
          <table:table-cell/>
          <table:table-cell office:value-type="string" calcext:value-type="string">
            <text:p>2H: 8,4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59] / [.D59]" office:value-type="float" office:value="7.14285714285714" calcext:value-type="float">
            <text:p>7,14285714285714</text:p>
          </table:table-cell>
          <table:table-cell table:formula="of:= [.C59] / [.D59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2" calcext:value-type="float">
            <text:p>12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0] / [.D60]" office:value-type="float" office:value="7.27272727272727" calcext:value-type="float">
            <text:p>7,27272727272727</text:p>
          </table:table-cell>
          <table:table-cell table:formula="of:= [.C60] / [.D60]^[.G$50]" office:value-type="float" office:value="6.84855942560505" calcext:value-type="float">
            <text:p>6,84855942560505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9.09090909090909" calcext:value-type="float">
            <text:p>9,09090909090909</text:p>
          </table:table-cell>
          <table:table-cell table:formula="of:= [.C61] / [.D61]^[.G$50]" office:value-type="float" office:value="8.27021106062229" calcext:value-type="float">
            <text:p>8,27021106062229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/>
          <table:table-cell office:value-type="string" calcext:value-type="string">
            <text:p>1H: 7,5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C64] / [.D64]" office:value-type="float" office:value="7.69230769230769" calcext:value-type="float">
            <text:p>7,69230769230769</text:p>
          </table:table-cell>
          <table:table-cell table:formula="of:= [.C64] / [.D64]^[.G$50]" office:value-type="float" office:value="7.45389799817459" calcext:value-type="float">
            <text:p>7,45389799817459</text:p>
          </table:table-cell>
          <table:table-cell/>
          <table:table-cell office:value-type="string" calcext:value-type="string">
            <text:p>2H: 9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6" calcext:value-type="float">
            <text:p>16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5] / [.D65]" office:value-type="float" office:value="9.6969696969697" calcext:value-type="float">
            <text:p>9,6969696969697</text:p>
          </table:table-cell>
          <table:table-cell table:formula="of:= [.C65] / [.D65]^[.G$50]" office:value-type="float" office:value="9.13141256747339" calcext:value-type="float">
            <text:p>9,1314125674733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9" calcext:value-type="float">
            <text:p>19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9.74358974358974" calcext:value-type="float">
            <text:p>9,74358974358974</text:p>
          </table:table-cell>
          <table:table-cell table:formula="of:= [.C66] / [.D66]^[.G$50]" office:value-type="float" office:value="8.9932121019505" calcext:value-type="float">
            <text:p>8,9932121019505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3" calcext:value-type="float">
            <text:p>13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9.28571428571429" calcext:value-type="float">
            <text:p>9,28571428571429</text:p>
          </table:table-cell>
          <table:table-cell table:formula="of:= [.C67] / [.D67]^[.G$50]" office:value-type="float" office:value="8.91825636265743" calcext:value-type="float">
            <text:p>8,91825636265743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 office:value-type="string" calcext:value-type="string">
            <text:p>Cutlass</text:p>
          </table:table-cell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,95</text:p>
          </table:table-cell>
          <table:table-cell/>
          <table:table-cell table:formula="of:=[.C69] / [.D69]" office:value-type="float" office:value="8.42105263157895" calcext:value-type="float">
            <text:p>8,42105263157895</text:p>
          </table:table-cell>
          <table:table-cell table:formula="of:= [.C69] / [.D69]^[.G$50]" office:value-type="float" office:value="8.47304570498978" calcext:value-type="float">
            <text:p>8,47304570498978</text:p>
          </table:table-cell>
          <table:table-cell/>
          <table:table-cell office:value-type="string" calcext:value-type="string">
            <text:p>1H: 8,5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Curved Sword</text:p>
          </table:table-cell>
          <table:table-cell office:value-type="float" office:value="15" calcext:value-type="float">
            <text:p>15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70] / [.D70]" office:value-type="float" office:value="10.7142857142857" calcext:value-type="float">
            <text:p>10,7142857142857</text:p>
          </table:table-cell>
          <table:table-cell table:formula="of:= [.C70] / [.D70]^[.G$50]" office:value-type="float" office:value="10.2902958030663" calcext:value-type="float">
            <text:p>10,2902958030663</text:p>
          </table:table-cell>
          <table:table-cell/>
          <table:table-cell office:value-type="string" calcext:value-type="string">
            <text:p>2H: 10,2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War Cleaver</text:p>
          </table:table-cell>
          <table:table-cell office:value-type="float" office:value="13" calcext:value-type="float">
            <text:p>13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71] / [.D71]" office:value-type="float" office:value="8.96551724137931" calcext:value-type="float">
            <text:p>8,96551724137931</text:p>
          </table:table-cell>
          <table:table-cell table:formula="of:= [.C71] / [.D71]^[.G$50]" office:value-type="float" office:value="8.57454709079534" calcext:value-type="float">
            <text:p>8,5745470907953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orning Star</text:p>
          </table:table-cell>
          <table:table-cell office:value-type="float" office:value="16" calcext:value-type="float">
            <text:p>16</text:p>
          </table:table-cell>
          <table:table-cell office:value-type="float" office:value="1.75" calcext:value-type="float">
            <text:p>1,75</text:p>
          </table:table-cell>
          <table:table-cell/>
          <table:table-cell table:formula="of:=[.C72] / [.D72]" office:value-type="float" office:value="9.14285714285714" calcext:value-type="float">
            <text:p>9,14285714285714</text:p>
          </table:table-cell>
          <table:table-cell table:formula="of:= [.C72] / [.D72]^[.G$50]" office:value-type="float" office:value="8.54904037452613" calcext:value-type="float">
            <text:p>8,54904037452613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War Pike</text:p>
          </table:table-cell>
          <table:table-cell office:value-type="float" office:value="26" calcext:value-type="float">
            <text:p>26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[.C73] / [.D73]" office:value-type="float" office:value="11.304347826087" calcext:value-type="float">
            <text:p>11,304347826087</text:p>
          </table:table-cell>
          <table:table-cell table:formula="of:= [.C73] / [.D73]^[.G$50]" office:value-type="float" office:value="10.2291176020498" calcext:value-type="float">
            <text:p>10,2291176020498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9" table:default-cell-style-name="Default"/>
        <table:table-column table:style-name="co10" table:number-columns-repeated="2" table:default-cell-style-name="ce21"/>
        <table:table-column table:style-name="co9" table:default-cell-style-name="ce21"/>
        <table:table-column table:style-name="co9" table:default-cell-style-name="Default"/>
        <table:table-column table:style-name="co9" table:default-cell-style-name="ce12"/>
        <table:table-column table:style-name="co9" table:default-cell-style-name="Default"/>
        <table:table-column table:style-name="co1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.00.0000</text:date>, <text:time style:data-style-name="N2" text:time-value="23:20:07.47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5-01-30T01:01:58.520000000</dc:date>
    <meta:editing-duration>P7DT20H16M19S</meta:editing-duration>
    <meta:editing-cycles>43</meta:editing-cycles>
    <meta:generator>LibreOffice/7.0.4.2$Windows_X86_64 LibreOffice_project/dcf040e67528d9187c66b2379df5ea4407429775</meta:generator>
    <meta:document-statistic meta:table-count="4" meta:cell-count="1287" meta:object-count="0"/>
  </office:meta>
</office:document-meta>
</file>